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8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</style:style>
    <style:style style:name="ce4" style:family="table-cell" style:parent-style-name="Default">
      <style:table-cell-properties style:diagonal-bl-tr="none" style:diagonal-tl-br="none" fo:border="none" fo:padding="0.071cm" style:rotation-align="none"/>
    </style:style>
    <style:style style:name="ce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6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7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</style:style>
    <style:style style:name="ce9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1" table:number-columns-repeated="16371"/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3"/>
          <table:table-cell table:style-name="Default" table:number-columns-repeated="1637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6" calcext:value-type="float">
            <text:p>76</text:p>
          </table:table-cell>
          <table:table-cell table:style-name="ce6" office:value-type="float" office:value="89" calcext:value-type="float">
            <text:p>89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float" office:value="67" calcext:value-type="float">
            <text:p>67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3"/>
          <table:table-cell table:style-name="Default" table:number-columns-repeated="1637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float" office:value="38" calcext:value-type="float">
            <text:p>38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9" calcext:value-type="float">
            <text:p>69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16371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6" office:value-type="float" office:value="45" calcext:value-type="float">
            <text:p>4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3"/>
          <table:table-cell table:style-name="Default" table:number-columns-repeated="16371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6" office:value-type="float" office:value="76" calcext:value-type="float">
            <text:p>7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71" calcext:value-type="float">
            <text:p>71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3"/>
          <table:table-cell table:style-name="Default" table:number-columns-repeated="16371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6" office:value-type="float" office:value="67" calcext:value-type="float">
            <text:p>6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3"/>
          <table:table-cell table:style-name="Default" table:number-columns-repeated="16371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6" office:value-type="float" office:value="49" calcext:value-type="float">
            <text:p>4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3"/>
          <table:table-cell table:style-name="Default" table:number-columns-repeated="1637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4" calcext:value-type="float">
            <text:p>54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3"/>
          <table:table-cell table:style-name="Default" table:number-columns-repeated="1637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63" calcext:value-type="float">
            <text:p>63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3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  <table:table-row table:style-name="ro2" table:number-rows-repeated="2">
          <table:table-cell table:number-columns-repeated="13"/>
          <table:table-cell table:style-name="Default" table:number-columns-repeated="16371"/>
        </table:table-row>
        <table:table-row table:style-name="ro2" table:number-rows-repeated="12">
          <table:table-cell table:style-name="ce4" table:number-columns-repeated="13"/>
          <table:table-cell table:style-name="Default" table:number-columns-repeated="16371"/>
        </table:table-row>
        <table:table-row table:style-name="ro2" table:number-rows-repeated="1048551">
          <table:table-cell table:number-columns-repeated="13"/>
          <table:table-cell table:style-name="Default" table:number-columns-repeated="16371"/>
        </table:table-row>
        <table:table-row table:style-name="ro2">
          <table:table-cell table:number-columns-repeated="13"/>
          <table:table-cell table:style-name="Default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р.</number:text>
    </number:number-style>
    <number:number-style style:name="N13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4P2" style:volatile="true">
      <number:text loext:blank-width-char="-"> </number:text>
      <number:fill-character> </number:fill-character>
      <number:text loext:blank-width-char="-3">-р.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5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rgey</meta:initial-creator>
    <meta:creation-date>2020-08-20T11:56:28</meta:creation-date>
    <dc:creator>Элеонора Табакова</dc:creator>
    <dc:date>2023-08-31T03:25:05</dc:date>
    <meta:document-statistic meta:table-count="1" meta:cell-count="90" meta:object-count="0"/>
    <meta:generator>LibreOffice/25.2.7.2$MacOSX_AARCH64 LibreOffice_project/5cbfd1ab6520636bb5f7b99185aa69bd7456825d</meta:generator>
  </office:meta>
</office:document-meta>
</file>